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nfo.SessionInfo( String sessionId , @ Nullable Principal user , MessageChannel outboundChannel , @ Nullable long [ ] clientHeartbeat , @ Nullable long [ ] serverHeartbea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BrokerMessageHandler.initHeaders( SimpMessageHeaderAccessor ac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rokerMessageHandler.setTaskScheduler( @ Nullable TaskScheduler taskSchedu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nfo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handleDisconnect( String sessionId , @ Nullable Principal user , @ Nullable Message &lt; ? &gt; orig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BrokerMessageHandler.sendMessageToSubscribers( @ Nullable String destination , Message &lt; ? &gt;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ssionInfo.getWrit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updateSessionReadTime( @ Nullable String session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nfo.setLastReadTime( long lastRea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startIntern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BrokerMessageHandler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SimpleBrokerMessageHandler( SubscribableChannel clientInboundChannel , MessageChannel clientOutboundChannel , SubscribableChannel brokerChannel , Collection &lt; String &gt; destination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rokerMessageHandler.initHeartbeatTaskDela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BrokerMessageHandler.getHeartb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.setLastWriteTime( long lastWri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.getRead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initPathMatcherToU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rokerMessageHandler.setHeartbeatValue( @ Nullable long [ ] heartbea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BrokerMessage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.getClientOutbound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setCacheLimit( @ Nullable Integer 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rokerMessageHandler.ge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logMessage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rokerMessageHandler.getSubscript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initCacheLimitToU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rokerMessageHandler.setSubscriptionRegistry( SubscriptionRegistry subscrip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rokerMessageHandler.handleMessageInternal( Message &lt; ? &gt; messa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impleBrokerMessageHandler.setPathMatcher( @ Nullable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rokerMessageHandler.initSelectorHeaderNameTo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nfo.getLastWri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nfo.getLastRea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rtbeatTask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BrokerMessageHandler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rokerMessageHandler.setSelectorHeaderName( @ Nullable String selector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rokerMessageHandler.stop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